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  <style:text-properties officeooo:paragraph-rsid="00169202"/>
    </style:style>
    <style:style style:name="P2" style:family="paragraph" style:parent-style-name="Standard">
      <style:paragraph-properties style:writing-mode="lr-tb"/>
      <style:text-properties officeooo:paragraph-rsid="00179a39"/>
    </style:style>
    <style:style style:name="P3" style:family="paragraph" style:parent-style-name="Standard">
      <style:paragraph-properties style:writing-mode="lr-tb"/>
      <style:text-properties officeooo:rsid="00179a39" officeooo:paragraph-rsid="00179a39"/>
    </style:style>
    <style:style style:name="T1" style:family="text">
      <style:text-properties style:font-name="sans-serif" fo:font-size="17.25pt"/>
    </style:style>
    <style:style style:name="T2" style:family="text">
      <style:text-properties style:font-name="sans-serif" fo:font-size="12pt"/>
    </style:style>
    <style:style style:name="T3" style:family="text">
      <style:text-properties style:font-name="sans-serif" fo:font-size="12pt" officeooo:rsid="00169202"/>
    </style:style>
    <style:style style:name="T4" style:family="text">
      <style:text-properties style:font-name="sans-serif" fo:font-size="12pt" officeooo:rsid="00179a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-</text:span> </text:p>
      <text:p text:style-name="P2"><text:span text:style-name="T3">&lt;peliculas&gt;</text:span></text:p>
      <text:p text:style-name="P2"><text:span text:style-name="T3">&lt;pelicula&gt;</text:span></text:p>
      <text:p text:style-name="P2"><text:span text:style-name="T3">&lt;titulo&gt;Con faldas y a lo loco&lt;/titulo&gt;</text:span></text:p>
      <text:p text:style-name="P2"><text:span text:style-name="T3">&lt;director&gt;Billy Wilder&lt;/director&gt;</text:span></text:p>
      <text:p text:style-name="P2"><text:span text:style-name="T3">&lt;/pelicula&gt;</text:span></text:p>
      <text:p text:style-name="P2"><text:span text:style-name="T3">&lt;pelicula&gt;</text:span></text:p>
      <text:p text:style-name="P2"><text:span text:style-name="T3">&lt;director&gt;Leo McCarey&lt;/director&gt;</text:span></text:p>
      <text:p text:style-name="P2"><text:span text:style-name="T3">&lt;titulo&gt;Sopa de ganso&lt;/titulo&gt;</text:span></text:p>
      <text:p text:style-name="P2"><text:span text:style-name="T3">&lt;/pelicula&gt;</text:span></text:p>
      <text:p text:style-name="P2"><text:span text:style-name="T3">&lt;autor&gt;barto&lt;/autor&gt;</text:span></text:p>
      <text:p text:style-name="P2"><text:span text:style-name="T3">&lt;/peliculas&gt;</text:span></text:p>
      <text:p text:style-name="P2"><text:line-break/><text:span text:style-name="T2">2-</text:span> </text:p>
      <text:p text:style-name="P2"><text:span text:style-name="T2">&lt;deportistas&gt;</text:span></text:p>
      <text:p text:style-name="P2"><text:span text:style-name="T2">&lt;deportista&gt;</text:span></text:p>
      <text:p text:style-name="P2"><text:span text:style-name="T2">&lt;deporte atletismo = “A” /&gt;</text:span></text:p>
      <text:p text:style-name="P2"><text:span text:style-name="T2">&lt;nombre&gt;Jesse Owens&lt;/nombre&gt;</text:span></text:p>
      <text:p text:style-name="P2"><text:span text:style-name="T2">&lt;/deportista&gt;</text:span></text:p>
      <text:p text:style-name="P2"><text:span text:style-name="T2">&lt;deportista&gt;</text:span></text:p>
      <text:p text:style-name="P2"><text:span text:style-name="T2">&lt;deporte Natación = “N” /&gt;</text:span></text:p>
      <text:p text:style-name="P2"><text:span text:style-name="T2">&lt;nombre&gt;Mark Spitz&lt;/nombre&gt;</text:span></text:p>
      <text:p text:style-name="P2"><text:span text:style-name="T2">&lt;/deportista&gt;</text:span></text:p>
      <text:p text:style-name="P2"><text:span text:style-name="T2">&lt;/deportistas&gt;</text:span></text:p>
      <text:p text:style-name="P1"><text:span text:style-name="T2"/></text:p>
      <text:p text:style-name="P2"><text:line-break/><text:span text:style-name="T2">3-</text:span> </text:p>
      <text:p text:style-name="P2"><text:span text:style-name="T2">&lt;texto&gt;</text:span></text:p>
      <text:p text:style-name="P1"><text:line-break/><text:span text:style-name="T2">&lt;</text:span><text:span text:style-name="T3">t</text:span><text:span text:style-name="T2">itulo&gt;XML explicado a los niños&lt;/titulo&gt;</text:span><text:line-break/><text:span text:style-name="T2">&lt;p</text:span><text:span text:style-name="T3">a</text:span><text:span text:style-name="T2">rrafo&gt;El &lt;abreviatura&gt;XML&lt;/abreviatura&gt;define cómo crear</text:span><text:line-break/><text:span text:style-name="T2">lenguajes de marcas.&lt;/p</text:span><text:span text:style-name="T3">a</text:span><text:span text:style-name="T2">rrafo&gt;</text:span><text:line-break/><text:span text:style-name="T2">&lt;p</text:span><text:span text:style-name="T3">a</text:span><text:span text:style-name="T2">rrafo&gt;Las marcas se añaden a un documento de texto</text:span><text:line-break/><text:span text:style-name="T2">para añadir información.&lt;/p</text:span><text:span text:style-name="T3">a</text:span><text:span text:style-name="T2">rrafo&gt;</text:span><text:line-break/><text:span text:style-name="T2">&lt;http&gt;</text:span><text:a xlink:type="simple" xlink:href="http://www.example.org/" text:style-name="Internet_20_link" text:visited-style-name="Visited_20_Internet_20_Link"><text:span text:style-name="T2">www.example.org</text:span></text:a><text:span text:style-name="T2">&lt;/http&gt;</text:span></text:p>
      <text:p text:style-name="P1"><text:line-break/><text:span text:style-name="T2">&lt;/texto&gt;</text:span></text:p>
      <text:p text:style-name="P1"><text:span text:style-name="T2"/></text:p>
      <text:p text:style-name="P2"><text:line-break/><text:span text:style-name="T2">4-</text:span> </text:p>
      <text:p text:style-name="P2"><text:span text:style-name="T2">&lt;geografia</text:span><text:span text:style-name="T4">M</text:span><text:span text:style-name="T2">undial&gt;</text:span><text:line-break/><text:span text:style-name="T2">&lt;pais&gt;</text:span><text:line-break/><text:span text:style-name="T2">&lt;pais&gt;España&lt;/pais&gt;</text:span><text:line-break/><text:span text:style-name="T2">&lt;continente&gt;Europa&lt;/continente&gt;</text:span><text:line-break/><text:span text:style-name="T2">&lt;capital&gt;Madrid&lt;/capital&gt;</text:span><text:line-break/><text:span text:style-name="T2">&lt;/pais&gt;</text:span><text:line-break/><text:span text:style-name="T2">&lt;/geografia</text:span><text:span text:style-name="T4">M</text:span><text:span text:style-name="T2">undial&gt;</text:span></text:p>
      <text:p text:style-name="P1"><text:span text:style-name="T2"/></text:p>
      <text:p text:style-name="P2"><text:line-break/><text:span text:style-name="T2">5-</text:span> </text:p>
      <text:p text:style-name="P2"><text:span text:style-name="T2">&lt;programas&gt;</text:span><text:line-break/><text:span text:style-name="T2">&lt;programa</text:span><text:span text:style-name="T4"> n</text:span><text:span text:style-name="T2">ombre="Firefox" licencia="GPL" licencia</text:span><text:span text:style-name="T4">2</text:span><text:span text:style-name="T2">="MPL" /&gt;</text:span><text:line-break/><text:soft-page-break/><text:span text:style-name="T2">&lt;programa nombre="OpenOffice.org" licencia=”LGPL” /&gt;</text:span><text:line-break/><text:span text:style-name="T2">&lt;programa nombre="Inkscape" licencia="GPL" /&gt;</text:span><text:line-break/><text:span text:style-name="T2">&lt;/programas&gt;</text:span></text:p>
      <text:p text:style-name="P2"><text:span text:style-name="T2"/></text:p>
      <text:p text:style-name="P3"><text:span text:style-name="T2">(no se pueden repetir el nombre de los atributos en un mismo elemento)</text:span></text:p>
      <text:p text:style-name="P2"><text:span text:style-name="T2"/></text:p>
      <text:p text:style-name="P2"><text:line-break/><text:span text:style-name="T2">6-</text:span> </text:p>
      <text:p text:style-name="P2"><text:span text:style-name="T2">&lt;mundiales-de-futbol&gt;</text:span><text:line-break/><text:span text:style-name="T2">&lt;mundial&gt;</text:span><text:line-break/><text:span text:style-name="T2">&lt;</text:span><text:span text:style-name="T4">nombre P</text:span><text:span text:style-name="T2">ais="España"/&gt;</text:span><text:line-break/><text:span text:style-name="T2">&lt;</text:span><text:span text:style-name="T4">A</text:span><text:span text:style-name="T2">1982/&gt;</text:span><text:line-break/><text:span text:style-name="T2">&lt;/mundial&gt;</text:span><text:line-break/><text:span text:style-name="T2">&lt;/mundiales-de-futbol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0:22:29.120345181</meta:creation-date>
    <dc:date>2022-09-22T11:18:23.245311848</dc:date>
    <meta:editing-duration>PT6M50S</meta:editing-duration>
    <meta:editing-cycles>1</meta:editing-cycles>
    <meta:document-statistic meta:table-count="0" meta:image-count="0" meta:object-count="0" meta:page-count="2" meta:paragraph-count="34" meta:word-count="115" meta:character-count="1178" meta:non-whitespace-character-count="1084"/>
    <meta:generator>LibreOffice/7.3.5.2$Linux_X86_64 LibreOffice_project/30$Build-2</meta:generator>
  </office:meta>
</office:document-meta>
</file>